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ilmer" svg:font-family="Gilmer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line-height="125%" fo:orphans="2" fo:widows="2" fo:text-indent="0in" style:auto-text-indent="false"/>
      <style:text-properties fo:font-variant="normal" fo:text-transform="none" fo:color="#1b2b68" loext:opacity="100%" style:font-name="Gilmer" fo:letter-spacing="normal" fo:font-style="normal" fo:font-weight="normal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1b2b68" loext:opacity="100%" style:font-name="Gilmer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.25in" fo:margin-bottom="0.25in" style:contextual-spacing="false" fo:line-height="110%" fo:orphans="2" fo:widows="2" fo:text-indent="0in" style:auto-text-indent="false"/>
      <style:text-properties fo:color="#1b2b68" loext:opacity="100%" style:font-name="Gilmer" fo:font-weight="bold" fo:background-color="#ffffff" loext:padding-left="0.25in" loext:padding-right="0in" loext:padding-top="0.0835in" loext:padding-bottom="0.0835in" loext:border-left="0.06pt solid #efeee9" loext:border-right="none" loext:border-top="0.06pt solid #efeee9" loext:border-bottom="0.06pt solid #efeee9"/>
    </style:style>
    <style:style style:name="P4" style:family="paragraph" style:parent-style-name="Heading_20_3">
      <style:paragraph-properties fo:margin-left="0in" fo:margin-right="0in" fo:line-height="110%" fo:orphans="2" fo:widows="2" fo:text-indent="0in" style:auto-text-indent="false"/>
      <style:text-properties fo:font-variant="normal" fo:text-transform="none" fo:color="#1b2b68" loext:opacity="100%" style:font-name="Gilmer" fo:letter-spacing="normal" fo:font-style="normal" fo:font-weight="normal"/>
    </style:style>
    <style:style style:name="P5" style:family="paragraph" style:parent-style-name="Heading_20_3">
      <style:paragraph-properties fo:margin-left="0in" fo:margin-right="0in" fo:line-height="110%" fo:orphans="2" fo:widows="2" fo:text-indent="0in" style:auto-text-indent="false"/>
      <style:text-properties fo:font-size="11pt" style:font-size-asian="11pt" style:font-size-complex="11pt"/>
    </style:style>
    <style:style style:name="P6" style:family="paragraph" style:parent-style-name="Table_20_Contents" style:list-style-name="L5">
      <style:paragraph-properties fo:margin-top="0in" fo:margin-bottom="0in" style:contextual-spacing="false" fo:line-height="180%" fo:padding="0in" fo:border="none"/>
    </style:style>
    <style:style style:name="P7" style:family="paragraph" style:parent-style-name="Table_20_Contents" style:list-style-name="L6">
      <style:paragraph-properties fo:margin-top="0in" fo:margin-bottom="0in" style:contextual-spacing="false" fo:line-height="180%" fo:padding="0in" fo:border="none"/>
    </style:style>
    <style:style style:name="P8" style:family="paragraph" style:parent-style-name="Table_20_Contents" style:list-style-name="L7">
      <style:paragraph-properties fo:margin-top="0in" fo:margin-bottom="0in" style:contextual-spacing="false" fo:line-height="180%" fo:padding="0in" fo:border="none"/>
    </style:style>
    <style:style style:name="P9" style:family="paragraph" style:parent-style-name="Table_20_Contents" style:list-style-name="L8">
      <style:paragraph-properties fo:margin-top="0in" fo:margin-bottom="0in" style:contextual-spacing="false" fo:line-height="180%" fo:padding="0in" fo:border="none"/>
    </style:style>
    <style:style style:name="P10" style:family="paragraph" style:parent-style-name="Table_20_Contents" style:list-style-name="L9">
      <style:paragraph-properties fo:margin-top="0in" fo:margin-bottom="0in" style:contextual-spacing="false" fo:line-height="180%" fo:padding="0in" fo:border="none"/>
    </style:style>
    <style:style style:name="P11" style:family="paragraph" style:parent-style-name="Table_20_Contents" style:list-style-name="L10">
      <style:paragraph-properties fo:margin-top="0in" fo:margin-bottom="0in" style:contextual-spacing="false" fo:line-height="180%" fo:padding="0in" fo:border="none"/>
    </style:style>
    <style:style style:name="P12" style:family="paragraph" style:parent-style-name="Table_20_Contents" style:list-style-name="L11">
      <style:paragraph-properties fo:margin-top="0in" fo:margin-bottom="0in" style:contextual-spacing="false" fo:line-height="180%" fo:padding="0in" fo:border="none"/>
    </style:style>
    <style:style style:name="P13" style:family="paragraph" style:parent-style-name="Table_20_Contents" style:list-style-name="L12">
      <style:paragraph-properties fo:margin-top="0in" fo:margin-bottom="0in" style:contextual-spacing="false" fo:line-height="180%" fo:padding="0in" fo:border="none"/>
    </style:style>
    <style:style style:name="P14" style:family="paragraph" style:parent-style-name="Table_20_Contents" style:list-style-name="L13">
      <style:paragraph-properties fo:margin-top="0in" fo:margin-bottom="0in" style:contextual-spacing="false" fo:line-height="180%" fo:padding="0in" fo:border="none"/>
    </style:style>
    <style:style style:name="P15" style:family="paragraph" style:parent-style-name="Table_20_Contents" style:list-style-name="L14">
      <style:paragraph-properties fo:margin-top="0in" fo:margin-bottom="0in" style:contextual-spacing="false" fo:line-height="180%" fo:padding="0in" fo:border="none"/>
    </style:style>
    <style:style style:name="P16" style:family="paragraph" style:parent-style-name="Table_20_Contents" style:list-style-name="L15">
      <style:paragraph-properties fo:margin-top="0in" fo:margin-bottom="0in" style:contextual-spacing="false" fo:line-height="180%" fo:padding="0in" fo:border="none"/>
    </style:style>
    <style:style style:name="P17" style:family="paragraph" style:parent-style-name="Table_20_Contents" style:list-style-name="L16">
      <style:paragraph-properties fo:margin-top="0in" fo:margin-bottom="0in" style:contextual-spacing="false" fo:line-height="180%" fo:padding="0in" fo:border="none"/>
    </style:style>
    <style:style style:name="P18" style:family="paragraph" style:parent-style-name="Table_20_Contents" style:list-style-name="L17">
      <style:paragraph-properties fo:margin-top="0in" fo:margin-bottom="0in" style:contextual-spacing="false" fo:line-height="180%" fo:padding="0in" fo:border="none"/>
    </style:style>
    <style:style style:name="P19" style:family="paragraph" style:parent-style-name="Table_20_Contents" style:list-style-name="L18">
      <style:paragraph-properties fo:margin-top="0in" fo:margin-bottom="0in" style:contextual-spacing="false" fo:line-height="180%" fo:padding="0in" fo:border="none"/>
    </style:style>
    <style:style style:name="P20" style:family="paragraph" style:parent-style-name="Table_20_Contents" style:list-style-name="L19">
      <style:paragraph-properties fo:margin-top="0in" fo:margin-bottom="0in" style:contextual-spacing="false" fo:line-height="180%" fo:padding="0in" fo:border="none"/>
    </style:style>
    <style:style style:name="P21" style:family="paragraph" style:parent-style-name="Table_20_Contents" style:list-style-name="L20">
      <style:paragraph-properties fo:margin-top="0in" fo:margin-bottom="0in" style:contextual-spacing="false" fo:line-height="180%" fo:padding="0in" fo:border="none"/>
    </style:style>
    <style:style style:name="P22" style:family="paragraph" style:parent-style-name="Table_20_Contents" style:list-style-name="L21">
      <style:paragraph-properties fo:margin-top="0in" fo:margin-bottom="0in" style:contextual-spacing="false" fo:line-height="180%" fo:padding="0in" fo:border="none"/>
    </style:style>
    <style:style style:name="P23" style:family="paragraph" style:parent-style-name="Table_20_Contents" style:list-style-name="L22">
      <style:paragraph-properties fo:margin-top="0in" fo:margin-bottom="0in" style:contextual-spacing="false" fo:line-height="180%" fo:text-align="start" style:justify-single-word="false" fo:padding="0in" fo:border="none"/>
    </style:style>
    <style:style style:name="P24" style:family="paragraph" style:parent-style-name="Table_20_Contents" style:list-style-name="L23">
      <style:paragraph-properties fo:margin-top="0in" fo:margin-bottom="0in" style:contextual-spacing="false" fo:line-height="180%" fo:text-align="start" style:justify-single-word="false" fo:padding="0in" fo:border="none"/>
    </style:style>
    <style:style style:name="P25" style:family="paragraph" style:parent-style-name="Table_20_Contents" style:list-style-name="L24">
      <style:paragraph-properties fo:margin-top="0in" fo:margin-bottom="0in" style:contextual-spacing="false" fo:line-height="180%" fo:padding="0in" fo:border="none"/>
    </style:style>
    <style:style style:name="P26" style:family="paragraph" style:parent-style-name="Table_20_Contents" style:list-style-name="L25">
      <style:paragraph-properties fo:margin-top="0in" fo:margin-bottom="0in" style:contextual-spacing="false" fo:line-height="180%" fo:padding="0in" fo:border="none"/>
    </style:style>
    <style:style style:name="P27" style:family="paragraph" style:parent-style-name="Table_20_Contents" style:list-style-name="L26">
      <style:paragraph-properties fo:margin-top="0in" fo:margin-bottom="0in" style:contextual-spacing="false" fo:line-height="180%" fo:padding="0in" fo:border="none"/>
    </style:style>
    <style:style style:name="P28" style:family="paragraph" style:parent-style-name="Table_20_Contents" style:list-style-name="L27">
      <style:paragraph-properties fo:margin-top="0in" fo:margin-bottom="0in" style:contextual-spacing="false" fo:line-height="180%" fo:padding="0in" fo:border="none"/>
    </style:style>
    <style:style style:name="P29" style:family="paragraph" style:parent-style-name="Table_20_Contents" style:list-style-name="L28">
      <style:paragraph-properties fo:margin-top="0in" fo:margin-bottom="0in" style:contextual-spacing="false" fo:line-height="180%" fo:padding="0in" fo:border="none"/>
    </style:style>
    <style:style style:name="P30" style:family="paragraph" style:parent-style-name="Table_20_Contents" style:list-style-name="L29">
      <style:paragraph-properties fo:margin-top="0in" fo:margin-bottom="0in" style:contextual-spacing="false" fo:line-height="180%" fo:padding="0in" fo:border="none"/>
    </style:style>
    <style:style style:name="P31" style:family="paragraph" style:parent-style-name="Table_20_Contents" style:list-style-name="L30">
      <style:paragraph-properties fo:margin-top="0in" fo:margin-bottom="0in" style:contextual-spacing="false" fo:line-height="180%" fo:padding="0in" fo:border="none"/>
    </style:style>
    <style:style style:name="P32" style:family="paragraph" style:parent-style-name="Table_20_Contents" style:list-style-name="L31">
      <style:paragraph-properties fo:margin-top="0in" fo:margin-bottom="0in" style:contextual-spacing="false" fo:line-height="180%" fo:padding="0in" fo:border="none"/>
    </style:style>
    <style:style style:name="P33" style:family="paragraph" style:parent-style-name="Table_20_Contents" style:list-style-name="L32">
      <style:paragraph-properties fo:margin-top="0in" fo:margin-bottom="0in" style:contextual-spacing="false" fo:line-height="180%" fo:padding="0in" fo:border="none"/>
    </style:style>
    <style:style style:name="P34" style:family="paragraph" style:parent-style-name="Table_20_Contents" style:list-style-name="L33">
      <style:paragraph-properties fo:margin-top="0in" fo:margin-bottom="0in" style:contextual-spacing="false" fo:line-height="180%" fo:padding="0in" fo:border="none"/>
    </style:style>
    <style:style style:name="P35" style:family="paragraph" style:parent-style-name="Table_20_Heading">
      <style:text-properties fo:font-size="2pt" style:font-size-asian="2pt" style:font-size-complex="2pt"/>
    </style:style>
    <style:style style:name="P36" style:family="paragraph" style:parent-style-name="Table_20_Heading">
      <style:paragraph-properties fo:text-align="center" style:justify-single-word="false"/>
      <style:text-properties loext:padding="0in" loext:border="non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start" style:justify-single-word="false"/>
    </style:style>
    <style:style style:name="P39" style:family="paragraph" style:parent-style-name="Text_20_body">
      <style:paragraph-properties fo:margin-left="0in" fo:margin-right="0in" fo:margin-top="0in" fo:margin-bottom="0.1965in" style:contextual-spacing="false" fo:line-height="180%" fo:orphans="2" fo:widows="2" fo:text-indent="0in" style:auto-text-indent="false"/>
    </style:style>
    <style:style style:name="P40" style:family="paragraph" style:parent-style-name="Text_20_body" style:list-style-name="L1">
      <style:paragraph-properties fo:margin-top="0in" fo:margin-bottom="0.1965in" style:contextual-spacing="false" fo:line-height="180%" fo:orphans="2" fo:widows="2" fo:padding="0in" fo:border="none"/>
    </style:style>
    <style:style style:name="P41" style:family="paragraph" style:parent-style-name="Text_20_body" style:list-style-name="L2">
      <style:paragraph-properties fo:margin-top="0in" fo:margin-bottom="0.1965in" style:contextual-spacing="false" fo:line-height="180%" fo:orphans="2" fo:widows="2" fo:padding="0in" fo:border="none"/>
    </style:style>
    <style:style style:name="P42" style:family="paragraph" style:parent-style-name="Text_20_body" style:list-style-name="L3">
      <style:paragraph-properties fo:margin-top="0in" fo:margin-bottom="0.1965in" style:contextual-spacing="false" fo:line-height="180%" fo:orphans="2" fo:widows="2" fo:padding="0in" fo:border="none"/>
    </style:style>
    <style:style style:name="P43" style:family="paragraph" style:parent-style-name="Text_20_body" style:list-style-name="L4">
      <style:paragraph-properties fo:margin-top="0in" fo:margin-bottom="0.1965in" style:contextual-spacing="false" fo:line-height="180%" fo:orphans="2" fo:widows="2" fo:padding="0in" fo:border="none"/>
    </style:style>
    <style:style style:name="P44" style:family="paragraph" style:parent-style-name="Text_20_body">
      <style:paragraph-properties fo:margin-left="0in" fo:margin-right="0in" fo:margin-top="0in" fo:margin-bottom="0.1965in" style:contextual-spacing="false" fo:line-height="180%" fo:orphans="2" fo:widows="2" fo:text-indent="0in" style:auto-text-indent="false"/>
      <style:text-properties fo:font-variant="normal" fo:text-transform="none" fo:color="#0d405f" loext:opacity="100%" style:font-name="Inter" fo:font-size="9.60000038146973pt" fo:letter-spacing="normal" fo:font-style="normal" fo:font-weight="normal"/>
    </style:style>
    <style:style style:name="P45" style:family="paragraph" style:parent-style-name="Text_20_body">
      <style:paragraph-properties fo:margin-top="0in" fo:margin-bottom="0.1965in" style:contextual-spacing="false" fo:line-height="180%" fo:orphans="2" fo:widows="2"/>
      <style:text-properties fo:font-variant="normal" fo:text-transform="none" fo:color="#0d405f" loext:opacity="100%" style:font-name="Inter" fo:font-size="9.60000038146973pt" fo:letter-spacing="normal" fo:font-style="normal" fo:font-weight="normal" fo:background-color="#ffffff" loext:padding-left="0.25in" loext:padding-right="0in" loext:padding-top="0.0835in" loext:padding-bottom="0.0835in" loext:border-left="0.06pt solid #efeee9" loext:border-right="none" loext:border-top="0.06pt solid #efeee9" loext:border-bottom="0.06pt solid #efeee9"/>
    </style:style>
    <style:style style:name="P46" style:family="paragraph" style:parent-style-name="Text_20_body">
      <style:paragraph-properties fo:margin-left="0in" fo:margin-right="0in" fo:margin-top="0in" fo:margin-bottom="0.1965in" style:contextual-spacing="false" fo:line-height="180%" fo:orphans="2" fo:widows="2" fo:text-indent="0in" style:auto-text-indent="false"/>
      <style:text-properties fo:font-variant="normal" fo:text-transform="none" fo:color="#0d405f" loext:opacity="100%" style:font-name="Inter" fo:font-size="11pt" fo:letter-spacing="normal" fo:font-style="normal" fo:font-weight="normal" style:font-size-asian="11pt" style:font-size-complex="11pt"/>
    </style:style>
    <style:style style:name="P47" style:family="paragraph" style:parent-style-name="Text_20_body" style:list-style-name="L1">
      <style:paragraph-properties fo:margin-top="0in" fo:margin-bottom="0.1965in" style:contextual-spacing="false" fo:line-height="180%" fo:orphans="2" fo:widows="2" fo:padding="0in" fo:border="none"/>
      <style:text-properties fo:font-variant="normal" fo:text-transform="none" fo:color="#0d405f" loext:opacity="100%" style:font-name="Inter" fo:font-size="11pt" fo:letter-spacing="normal" fo:font-style="normal" fo:font-weight="normal" style:font-size-asian="11pt" style:font-size-complex="11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d405f" loext:opacity="100%" fo:letter-spacing="normal" fo:background-color="#ffffff" loext:padding="0in" loext:border="none"/>
    </style:style>
    <style:style style:name="P49" style:family="paragraph" style:parent-style-name="Text_20_body">
      <style:paragraph-properties fo:margin-left="0in" fo:margin-right="0in" fo:margin-top="0in" fo:margin-bottom="0.1965in" style:contextual-spacing="false" fo:line-height="180%" fo:orphans="2" fo:widows="2" fo:text-indent="0in" style:auto-text-indent="false"/>
      <style:text-properties fo:font-variant="normal" fo:text-transform="none" fo:color="#1f80e8" loext:opacity="100%" style:text-line-through-style="none" style:text-line-through-type="none" fo:letter-spacing="normal" style:text-underline-style="none" style:text-blinking="false" fo:background-color="transparent"/>
    </style:style>
    <style:style style:name="P50" style:family="paragraph" style:parent-style-name="Text_20_body">
      <style:paragraph-properties fo:text-align="center" style:justify-single-word="false"/>
      <style:text-properties fo:font-variant="normal" fo:text-transform="none" fo:color="#1b2b68" loext:opacity="100%" style:font-name="Gilmer" fo:letter-spacing="normal" fo:font-style="normal" fo:font-weight="normal"/>
    </style:style>
    <style:style style:name="P51" style:family="paragraph" style:parent-style-name="Text_20_body">
      <style:paragraph-properties fo:margin-top="0.0417in" fo:margin-bottom="0.0417in" style:contextual-spacing="false" fo:line-height="125%" fo:text-align="center" style:justify-single-word="false" fo:orphans="2" fo:widows="2"/>
    </style:style>
    <style:style style:name="P52" style:family="paragraph" style:parent-style-name="Text_20_body">
      <style:paragraph-properties fo:margin-left="0in" fo:margin-right="0in" fo:orphans="2" fo:widows="2" fo:text-indent="0in" style:auto-text-indent="false"/>
    </style:style>
    <style:style style:name="P53" style:family="paragraph" style:parent-style-name="Text_20_body">
      <style:paragraph-properties fo:orphans="2" fo:widows="2"/>
    </style:style>
    <style:style style:name="T1" style:family="text">
      <style:text-properties fo:color="#1f80e8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d405f" loext:opacity="100%" style:font-name="Inter" fo:font-size="9.60000038146973pt" fo:letter-spacing="normal" fo:font-style="normal" fo:font-weight="normal"/>
    </style:style>
    <style:style style:name="T3" style:family="text">
      <style:text-properties fo:font-variant="normal" fo:text-transform="none" fo:color="#0d405f" loext:opacity="100%" style:font-name="Inter" fo:font-size="9.60000038146973pt" fo:letter-spacing="normal" fo:font-style="normal" fo:font-weight="bold"/>
    </style:style>
    <style:style style:name="T4" style:family="text">
      <style:text-properties fo:font-variant="normal" fo:text-transform="none" fo:color="#0d405f" loext:opacity="100%" style:font-name="Inter" fo:letter-spacing="normal" fo:font-style="normal" fo:font-weight="normal"/>
    </style:style>
    <style:style style:name="T5" style:family="text">
      <style:text-properties fo:font-variant="normal" fo:text-transform="none" fo:color="#0d405f" loext:opacity="100%" style:font-name="Inter" fo:letter-spacing="normal" fo:font-style="normal" fo:font-weight="bold"/>
    </style:style>
    <style:style style:name="T6" style:family="text">
      <style:text-properties fo:font-variant="normal" fo:text-transform="none" fo:color="#0d405f" loext:opacity="100%" style:font-name="Inter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d405f" loext:opacity="100%" style:font-name="Inter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0d405f" loext:opacity="100%" style:font-name="Inter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1f80e8" loext:opacity="100%" style:text-line-through-style="none" style:text-line-through-type="none" style:font-name="Inter" fo:font-size="9.60000038146973pt" fo:letter-spacing="normal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1f80e8" loext:opacity="100%" style:text-line-through-style="none" style:text-line-through-type="none" style:font-name="Inter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1f80e8" loext:opacity="100%" style:text-line-through-style="none" style:text-line-through-type="none" style:font-name="Inter" fo:letter-spacing="normal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1f80e8" loext:opacity="100%" style:text-line-through-style="none" style:text-line-through-type="none" style:font-name="Inter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f80e8" loext:opacity="100%" style:text-line-through-style="none" style:text-line-through-type="none" style:font-name="Inter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1f80e8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1f80e8" loext:opacity="100%" style:text-line-through-style="none" style:text-line-through-type="none" style:font-name="Inter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6" style:family="text">
      <style:text-properties fo:font-variant="normal" fo:text-transform="none" fo:color="#ffffff" loext:opacity="100%" style:text-line-through-style="none" style:text-line-through-type="none" style:font-name="Inter" fo:font-size="9.60000038146973pt" fo:letter-spacing="normal" fo:font-style="normal" style:text-underline-style="none" fo:font-weight="bold" style:text-blinking="false" fo:background-color="#1f80e8" loext:char-shading-value="0" loext:padding-left="0.0193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17" style:family="text">
      <style:text-properties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2.7835in" svg:y="0in" svg:width="0.0417in" draw:z-index="0">
        <draw:text-box fo:min-height="0.0161in">
          <text:p text:style-name="Text_20_body"/>
        </draw:text-box>
      </draw:frame>
      <text:h text:style-name="P2" text:outline-level="2"><text:bookmark text:name="what-does-a-statistical-test-do"/>What does a statistical test do?</text:h>
      <text:p text:style-name="P50"/>
      <text:p text:style-name="P39"><text:span text:style-name="T6">Statistical tests work by calculating a </text:span><text:a xlink:type="simple" xlink:href="https://www.scribbr.com/statistics/test-statistic/" text:style-name="Internet_20_link" text:visited-style-name="Visited_20_Internet_20_Link"><text:span text:style-name="Strong_20_Emphasis"><text:span text:style-name="T13">test statistic</text:span></text:span></text:a><text:a xlink:type="simple" xlink:href="https://www.scribbr.com/statistics/test-statistic/" text:style-name="Internet_20_link" text:visited-style-name="Visited_20_Internet_20_Link"><text:span text:style-name="T14"> </text:span></text:a><text:span text:style-name="T6">– a number that describes how much the relationship between variables in your test differs from the null hypothesis of no relationship.</text:span></text:p>
      <text:p text:style-name="P39"><text:span text:style-name="T6">It then calculates a </text:span><text:a xlink:type="simple" xlink:href="https://www.scribbr.com/statistics/p-value/" text:style-name="Internet_20_link" text:visited-style-name="Visited_20_Internet_20_Link"><text:span text:style-name="Strong_20_Emphasis"><text:span text:style-name="Emphasis"><text:span text:style-name="T13">p</text:span></text:span></text:span></text:a><text:a xlink:type="simple" xlink:href="https://www.scribbr.com/statistics/p-value/" text:style-name="Internet_20_link" text:visited-style-name="Visited_20_Internet_20_Link"><text:span text:style-name="Strong_20_Emphasis"><text:span text:style-name="T13">-value</text:span></text:span></text:a><text:span text:style-name="T6"> (probability value). The </text:span><text:span text:style-name="Emphasis"><text:span text:style-name="T6">p</text:span></text:span><text:span text:style-name="T6">-value estimates how likely it is that you would see the difference described by the test statistic if the null hypothesis of no relationship were true.</text:span></text:p>
      <text:p text:style-name="P39"><text:span text:style-name="T6">If the value of the test statistic is more extreme than the statistic calculated from the null hypothesis, then you can infer a </text:span><text:span text:style-name="Strong_20_Emphasis"><text:span text:style-name="T7">statistically significant relationship</text:span></text:span><text:span text:style-name="T6"> between the predictor and outcome variables.</text:span></text:p>
      <text:p text:style-name="P39"><text:span text:style-name="T6">If the value of the test statistic is less extreme than the one calculated from the null hypothesis, then you can infer </text:span><text:span text:style-name="Strong_20_Emphasis"><text:span text:style-name="T7">no statistically significant relationship</text:span></text:span><text:span text:style-name="T6"> between the predictor and outcome variables.</text:span></text:p>
      <text:h text:style-name="P1" text:outline-level="2"><text:bookmark text:name="when-to-perform-a-statistical-test"/>When to perform a statistical test</text:h>
      <text:p text:style-name="P39"><text:span text:style-name="T8">You can perform statistical tests on data that have been collected in a statistically valid manner – either through an </text:span><text:a xlink:type="simple" xlink:href="https://www.scribbr.com/frequently-asked-questions/what-is-experimental-design/" text:style-name="Internet_20_link" text:visited-style-name="Visited_20_Internet_20_Link"><text:span text:style-name="T15">experiment</text:span></text:a><text:span text:style-name="T8">, or through observations made using </text:span><text:a xlink:type="simple" xlink:href="https://www.scribbr.com/methodology/sampling-methods/" text:style-name="Internet_20_link" text:visited-style-name="Visited_20_Internet_20_Link"><text:span text:style-name="T15">probability sampling methods</text:span></text:a><text:span text:style-name="T8">.</text:span></text:p>
      <text:p text:style-name="P39"><text:span text:style-name="T8">For a statistical test to be </text:span><text:a xlink:type="simple" xlink:href="https://www.scribbr.com/methodology/internal-vs-external-validity/" text:style-name="Internet_20_link" text:visited-style-name="Visited_20_Internet_20_Link"><text:span text:style-name="T15">valid</text:span></text:a><text:span text:style-name="T8">, your sample size needs to be large enough to approximate the true distribution of the population being studied.</text:span></text:p>
      <text:p text:style-name="P46">To determine which statistical test to use, you need to know:</text:p>
      <text:list xml:id="list2976148233" text:style-name="L1">
        <text:list-item>
          <text:p text:style-name="P47">whether your data meets certain assumptions.</text:p>
        </text:list-item>
        <text:list-item>
          <text:p text:style-name="P40"><text:span text:style-name="T8">the </text:span><text:a xlink:type="simple" xlink:href="https://www.scribbr.com/methodology/types-of-variables/" text:style-name="Internet_20_link" text:visited-style-name="Visited_20_Internet_20_Link"><text:span text:style-name="T15">types of variables</text:span></text:a><text:span text:style-name="T8"> that you’re dealing with.</text:span></text:p>
        </text:list-item>
      </text:list>
      <text:h text:style-name="P5" text:outline-level="3"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ilmer" svg:font-family="Gilmer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0T23:17:23.661000000</dc:date>
    <meta:editing-duration>PT2M25S</meta:editing-duration>
    <meta:editing-cycles>1</meta:editing-cycles>
    <meta:document-statistic meta:table-count="0" meta:image-count="0" meta:object-count="0" meta:page-count="2" meta:paragraph-count="11" meta:word-count="219" meta:character-count="1377" meta:non-whitespace-character-count="1169"/>
    <meta:generator>LibreOffice/7.2.4.1$Windows_X86_64 LibreOffice_project/27d75539669ac387bb498e35313b970b7fe9c4f9</meta:generator>
  </office:meta>
</office:document-meta>
</file>